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1pt" fo:font-weight="normal" officeooo:rsid="001333d4" officeooo:paragraph-rsid="0025020d" style:font-size-asian="9.60000038146973pt" style:font-weight-asian="normal" style:font-size-complex="11pt" style:font-weight-complex="normal"/>
    </style:style>
    <style:style style:name="P2" style:family="paragraph" style:parent-style-name="Standard">
      <style:paragraph-properties fo:text-align="start" style:justify-single-word="false"/>
      <style:text-properties fo:font-size="11pt" fo:font-weight="normal" officeooo:rsid="0011eccb" officeooo:paragraph-rsid="0013750f"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fo:font-size="11pt" fo:font-weight="normal" officeooo:rsid="0011eccb" officeooo:paragraph-rsid="0025020d"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weight="normal" officeooo:rsid="00165651" officeooo:paragraph-rsid="00165651"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bold" officeooo:rsid="0011eccb" officeooo:paragraph-rsid="0025020d"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bold" officeooo:rsid="001333d4" officeooo:paragraph-rsid="0025020d" style:font-size-asian="9.60000038146973pt" style:font-weight-asian="bold" style:font-size-complex="11pt" style:font-weight-complex="bold"/>
    </style:style>
    <style:style style:name="P7" style:family="paragraph" style:parent-style-name="Standard">
      <style:paragraph-properties fo:text-align="start" style:justify-single-word="false"/>
      <style:text-properties fo:font-size="11pt" fo:font-weight="bold" officeooo:rsid="00076014" officeooo:paragraph-rsid="0025020d"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6pt" fo:font-weight="bold" officeooo:rsid="0014f95f" officeooo:paragraph-rsid="0014f95f"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14f95f" officeooo:paragraph-rsid="00165651" style:font-size-asian="16pt" style:font-weight-asian="bold" style:font-size-complex="16pt" style:font-weight-complex="bold"/>
    </style:style>
    <style:style style:name="P10" style:family="paragraph" style:parent-style-name="Standard">
      <style:paragraph-properties fo:line-height="100%" fo:text-align="start" style:justify-single-word="false"/>
      <style:text-properties fo:font-size="11pt" fo:font-weight="normal" officeooo:rsid="00183d10" officeooo:paragraph-rsid="0025020d" style:font-size-asian="9.60000038146973pt" style:font-weight-asian="normal" style:font-size-complex="11pt" style:font-weight-complex="normal"/>
    </style:style>
    <style:style style:name="P11" style:family="paragraph" style:parent-style-name="Standard">
      <style:paragraph-properties fo:line-height="100%" fo:text-align="start" style:justify-single-word="false"/>
      <style:text-properties fo:font-size="11pt" fo:font-weight="normal" officeooo:rsid="002629bc" officeooo:paragraph-rsid="002629bc" style:font-size-asian="9.60000038146973pt" style:font-weight-asian="normal" style:font-size-complex="11pt" style:font-weight-complex="normal"/>
    </style:style>
    <style:style style:name="T1" style:family="text">
      <style:text-properties officeooo:rsid="001333d4"/>
    </style:style>
    <style:style style:name="T2" style:family="text">
      <style:text-properties officeooo:rsid="00248c82"/>
    </style:style>
    <style:style style:name="T3" style:family="text">
      <style:text-properties officeooo:rsid="002800dd"/>
    </style:style>
    <style:style style:name="T4" style:family="text">
      <style:text-properties officeooo:rsid="001974a9"/>
    </style:style>
    <style:style style:name="T5" style:family="text">
      <style:text-properties officeooo:rsid="001bfdca"/>
    </style:style>
    <style:style style:name="T6" style:family="text">
      <style:text-properties officeooo:rsid="001d3dba"/>
    </style:style>
    <style:style style:name="T7" style:family="text">
      <style:text-properties officeooo:rsid="001e7609"/>
    </style:style>
    <style:style style:name="T8" style:family="text">
      <style:text-properties officeooo:rsid="00211e64"/>
    </style:style>
    <style:style style:name="T9" style:family="text">
      <style:text-properties officeooo:rsid="002334bc"/>
    </style:style>
    <style:style style:name="T10" style:family="text">
      <style:text-properties officeooo:rsid="00076014"/>
    </style:style>
    <style:style style:name="T11" style:family="text">
      <style:text-properties officeooo:rsid="002629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uels</text:p>
      <text:p text:style-name="P8"/>
      <text:p text:style-name="P9"/>
      <text:p text:style-name="P4">Mei est certainement le meilleurs héros du jeu en terme de duels, elle à de bonne capacité défensive en plus de moyen très puissant pour remporter ces 1 contre 1.</text:p>
      <text:p text:style-name="P4">En général le meilleur moyen de remporter la <text:span text:style-name="T3">victoire</text:span> est de geler l'ennemie le plus vite possible pour éviter qu'il puissent répliquer et de tirer un pick de glace dans sa tête, à part les Tanks, la plupart mourront sans pouvoir négociation.</text:p>
      <text:p text:style-name="P4">De plus votre "glaçon" vous permettra d'éviter des sorts puissants qui aurait pu être fatal en temps normal.</text:p>
      <text:p text:style-name="P2"/>
      <text:p text:style-name="P2"/>
      <text:p text:style-name="P2">La liste suivante comporte tous les duels que vous aurait à affronter durant vos partie :</text:p>
      <text:p text:style-name="P2"/>
      <text:p text:style-name="P5"><text:span text:style-name="T1">Catégorie s</text:span>upport : </text:p>
      <text:p text:style-name="P3"/>
      <text:p text:style-name="P3">Ana : <text:s/><text:span text:style-name="T4">Attention à la grenade, elle vous empêchera de vous soignez, essayer de l'anticiper pour éviter ses effets.</text:span></text:p>
      <text:p text:style-name="P3">Ange : <text:span text:style-name="T4">Son "escape" peut vous rendre la tache plus difficile, geler là en premier pour faciliter son exécution.</text:span></text:p>
      <text:p text:style-name="P3">Lucio : <text:span text:style-name="T4">Lucio est très mobile en plus d'être de petite taille, geler le, il sera plus facile pour vous de l'attraper.</text:span></text:p>
      <text:p text:style-name="P3">Symmetra : <text:span text:style-name="T4">Rester en dehors de sa range, vous en avez plus qu'elle, vous pouvez même la geler sans qu'elle puissent vous atteindre, attention à son bouclier.</text:span></text:p>
      <text:p text:style-name="P3">Zenyatta : <text:span text:style-name="T4">Attention à ça discord, sinon privilégier les picks de glaces.</text:span></text:p>
      <text:p text:style-name="P3"/>
      <text:p text:style-name="P5"><text:span text:style-name="T1">Catégorie a</text:span>tta<text:span text:style-name="T1">que</text:span> :</text:p>
      <text:p text:style-name="P3"/>
      <text:p text:style-name="P1">Genji : <text:span text:style-name="T5">Votre "gèle" passe à travers sa "riposte", n'hésiter surtout pas à le geler en premier en dehors de son escape, il ne pourra pas faire grand chose contre vous.</text:span></text:p>
      <text:p text:style-name="P1">McCree : <text:span text:style-name="T5">Attention à sa "flash", vous pouvez essayer de l'anticiper avec votre glaçon pour éviter ces effets.</text:span></text:p>
      <text:p text:style-name="P1">Pharah : <text:span text:style-name="T6">Vous pouvez essayer de la tuer avec vos "picks" de glace mais vous ne pourrez pas faire grand chose de plus contre elle.</text:span></text:p>
      <text:p text:style-name="P1">Faucheur : <text:span text:style-name="T7">Rester éloigner de lui, car en combat rapprocher vous serez désavantager, sinon essayer de le geler rapidement. Son mode fantôme annule vos effets sur lui.</text:span></text:p>
      <text:p text:style-name="P1">Soldat 76 : <text:span text:style-name="T7">Faites très attention à ces roquettes, essayer de les anticiper avec votre glaçon. Si vous le geler et qu'il se soigne en même temps vous ne pourrez pas le one-shot.</text:span></text:p>
      <text:p text:style-name="P1">Sombra : <text:span text:style-name="T10">Privilégier les "pick" de glace car elle reviendra en arrière avant que vous ne pourrez la geler.</text:span></text:p>
      <text:p text:style-name="P1">Tracer : <text:span text:style-name="T7">Les "picks" de glace sont le meilleurs moyen de la tuer, vous pourrez même la one shot dans la tête si vous êtes suffisamment proche.</text:span></text:p>
      <text:p text:style-name="P1"/>
      <text:p text:style-name="P6">Catégorie défense :</text:p>
      <text:p text:style-name="P1"/>
      <text:p text:style-name="P1">Bastion : <text:span text:style-name="T7">Si vous êtes proche de lui geler le, mais à longue distance privilégier vos murs pour le soulever dans les airs pour qu'il se retrouve exposer de tous.</text:span></text:p>
      <text:p text:style-name="P1">Hanzo : <text:span text:style-name="T7">A longue distance vous n'avez aucune chance, à moyenne et coutre porter vous devrez faire attention à ces "milles" flèches et aux potentiels tirs dans la têtes. Utiliser votre glaçon pour essayer de les éviter.</text:span></text:p>
      <text:p text:style-name="P1">Fatale : <text:span text:style-name="T7">A longue distance vous n'aurez aucune chance à moyenne distance faite attention à ces tirs, et à courte porter geler là.</text:span></text:p>
      <text:p text:style-name="P1">Chacal : <text:span text:style-name="T8">Utiliser votre "glaçon" pour esquiver son ultime ou son "shift" ou pour vous protéger si vous êtes dans un "trap".</text:span></text:p>
      <text:p text:style-name="P1">Torbjörn : <text:span text:style-name="T8">Vous pouvez mettre un mur devant la tourelle pour éviter qu'elle fasse des dégâts pendants un temps.</text:span></text:p>
      <text:p text:style-name="P1">Mei : <text:span text:style-name="T8">Rester éloigner d'elle et prioriser vos "pick" de glace.</text:span></text:p>
      <text:p text:style-name="P1"/>
      <text:p text:style-name="P6"><text:span text:style-name="T2">Catégorie</text:span> tank :</text:p>
      <text:p text:style-name="P1"/>
      <text:p text:style-name="P1">D.VA : <text:span text:style-name="T9">Votre "gèle" passe à travers sa "matrice" donc vous êtes un bon counter, n'hésiter pas à abuser de ce sort.</text:span></text:p>
      <text:p text:style-name="P1"><text:soft-page-break/>Chopper : <text:span text:style-name="T9">Mettez votre glaçon au moment de son "grab", geler le aussi souvent que possible.</text:span></text:p>
      <text:p text:style-name="P1">Reinhardt : <text:span text:style-name="T9">Son bouclier empêche de le geler de face, vous pouvez vous rapprochez jusqu'à être derrière lui, ou attendre qu'il enlève son bouclier.</text:span></text:p>
      <text:p text:style-name="P1">Zarya : <text:span text:style-name="T9">Sa barrière empêche et annule vos "contrôle" sur elle, attendez qu'elle ne l'est plus pour la geler.</text:span></text:p>
      <text:p text:style-name="P1">Winston : <text:span text:style-name="T11">Son "dôme" peut-etre assez pénible car votre "géle" ne passe pas à travers.</text:span></text:p>
      <text:p text:style-name="P10">Orisa : <text:span text:style-name="T11">Son sort "renforcement" lui permet de ne pas subbire vos controle, faite attention à son bouclier et c'est gros dégat.</text:span></text:p>
      <text:p text:style-name="P10"/>
      <text:p text:style-name="P10"/>
      <text:p text:style-name="P11">Comme dit la plupart du temps vous avez l'avantage dans les duels mais vous n'etes pas invulnerable, observer votre envirronement et n'engager pas d'un contre un qui pourrai ce retourner contre vou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6M18S</meta:editing-duration>
    <meta:editing-cycles>14</meta:editing-cycles>
    <meta:generator>LibreOffice/5.2.5.1$Windows_x86 LibreOffice_project/0312e1a284a7d50ca85a365c316c7abbf20a4d22</meta:generator>
    <dc:date>2017-03-15T17:07:41.547000000</dc:date>
    <meta:document-statistic meta:table-count="0" meta:image-count="0" meta:object-count="0" meta:page-count="2" meta:paragraph-count="34" meta:word-count="690" meta:character-count="3922" meta:non-whitespace-character-count="3264"/>
    <meta:user-defined meta:name="Info 1"/>
    <meta:user-defined meta:name="Info 2"/>
    <meta:user-defined meta:name="Info 3"/>
    <meta:user-defined meta:name="Info 4"/>
  </office:meta>
</office:document-meta>
</file>